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Users, Groups, and Permissions</text:p>
          </draw:text-box>
        </draw:frame>
        <draw:frame draw:style-name="TransBox" svg:width="31.8700cm" svg:height="3.5000cm" svg:x="1.0000cm" svg:y="8.8000cm">
          <draw:text-box>
            <text:p text:style-name="PBody">Linux uses a permission model based on users, groups, and a set of read/write/execute bits. Understanding this is essential for everything that follows. The permission model</text:p>
          </draw:text-box>
        </draw:frame>
        <draw:frame draw:style-name="TransBox" svg:width="31.8700cm" svg:height="1.0000cm" svg:x="1.0000cm" svg:y="17.8000cm">
          <draw:text-box>
            <text:p text:style-name="PFooter">02-foundations/05-permission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permission model</text:p>
            <text:p text:style-name="PBullet">▶  Viewing permissions — ls -l</text:p>
            <text:p text:style-name="PBullet">▶  Changing permissions — chmod</text:p>
            <text:p text:style-name="PBullet">▶  Changing ownership — chown</text:p>
            <text:p text:style-name="PBullet">▶  Changing group — chgrp</text:p>
            <text:p text:style-name="PBullet">▶  Managing groups</text:p>
            <text:p text:style-name="PBullet">▶  umask — default permissions</text:p>
            <text:p text:style-name="PBullet">▶  Special permission bi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permission model</text:p>
          </draw:text-box>
        </draw:frame>
        <draw:frame draw:style-name="TransBox" svg:width="15.7350cm" svg:height="13.5500cm" svg:x="1.0000cm" svg:y="4.0000cm">
          <draw:text-box>
            <text:p text:style-name="PBullet">• Every file and directory has three permission sets:</text:p>
          </draw:text-box>
        </draw:frame>
        <draw:frame draw:style-name="CodeBox" svg:width="15.7350cm" svg:height="13.5500cm" svg:x="17.1350cm" svg:y="4.0000cm">
          <draw:text-box>
            <text:p text:style-name="PCode">-rw-r--r--  1  rhel  rhel  1234  Feb 23 10:00  file.txt
│└┬┘└┬┘└┬┘     │     │
│ │   │   │     │     └── Group owner
│ │   │   │     └──────── User owner
│ │   │   └────────────── Other (everyone else)
│ │   └────────────────── Group permissions
│ └────────────────────── User permissions
└──────────────────────── File type (- = file, d = dir, l = symlink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ing permissions — ls -l</text:p>
          </draw:text-box>
        </draw:frame>
        <draw:frame draw:style-name="TransBox" svg:width="15.7350cm" svg:height="13.5500cm" svg:x="1.0000cm" svg:y="4.0000cm">
          <draw:text-box>
            <text:p text:style-name="PBullet">• Example output:</text:p>
            <text:p text:style-name="PBullet">• The . after the permission string indicates an SELinux context is set.</text:p>
          </draw:text-box>
        </draw:frame>
        <draw:frame draw:style-name="CodeBox" svg:width="15.7350cm" svg:height="13.5500cm" svg:x="17.1350cm" svg:y="4.0000cm">
          <draw:text-box>
            <text:p text:style-name="PCode">ls -l /etc/hos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ing permissions — ls -l (cont.)</text:p>
          </draw:text-box>
        </draw:frame>
        <draw:frame draw:style-name="CodeBox" svg:width="31.8700cm" svg:height="13.5500cm" svg:x="1.0000cm" svg:y="4.0000cm">
          <draw:text-box>
            <text:p text:style-name="PCode">-rw-r--r--. 1 root root 174 Jan 10 09:00 /etc/hos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anging permissions — chmod</text:p>
          </draw:text-box>
        </draw:frame>
        <draw:frame draw:style-name="CodeBox" svg:width="31.8700cm" svg:height="13.5500cm" svg:x="1.0000cm" svg:y="4.0000cm">
          <draw:text-box>
            <text:p text:style-name="PCode"># Symbolic form
chmod u+x script.sh        # add execute for user
chmod g-w file.txt         # remove write for group
chmod o= file.txt          # clear all permissions for other
chmod a+r file.txt         # add read for all (user, group, other)

# Numeric (octal) form
chmod 644 file.txt         # rw-r--r--
chmod 755 script.sh        # rwxr-xr-x
chmod 600 private.key      # rw-------
chmod 700 private-dir/     # rwx------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anging ownership — chown</text:p>
          </draw:text-box>
        </draw:frame>
        <draw:frame draw:style-name="CodeBox" svg:width="31.8700cm" svg:height="13.5500cm" svg:x="1.0000cm" svg:y="4.0000cm">
          <draw:text-box>
            <text:p text:style-name="PCode"># Change user owner
sudo chown rhel file.txt

# Change user and group owner
sudo chown rhel:developers file.txt

# Change group only
sudo chown :developers file.txt

# Recursive (directory and all contents)
sudo chown -R rhel:developers /srv/project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anging group — chgrp</text:p>
          </draw:text-box>
        </draw:frame>
        <draw:frame draw:style-name="CodeBox" svg:width="31.8700cm" svg:height="13.5500cm" svg:x="1.0000cm" svg:y="4.0000cm">
          <draw:text-box>
            <text:p text:style-name="PCode">sudo chgrp developers file.tx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naging groups</text:p>
          </draw:text-box>
        </draw:frame>
        <draw:frame draw:style-name="TransBox" svg:width="15.7350cm" svg:height="13.5500cm" svg:x="1.0000cm" svg:y="4.0000cm">
          <draw:text-box>
            <text:p text:style-name="PBullet">• 💡 The -aG flag</text:p>
            <text:p text:style-name="PBullet">• -aG means append to groups. Without -a, usermod -G replaces</text:p>
            <text:p text:style-name="PBullet">• all supplementary groups — a common mistake that locks users out.</text:p>
          </draw:text-box>
        </draw:frame>
        <draw:frame draw:style-name="CodeBox" svg:width="15.7350cm" svg:height="13.5500cm" svg:x="17.1350cm" svg:y="4.0000cm">
          <draw:text-box>
            <text:p text:style-name="PCode"># Create a group
sudo groupadd developers

# Add a user to a group
sudo usermod -aG developers rhel

# View your groups
groups

# View all groups
getent grou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mask — default permissions</text:p>
          </draw:text-box>
        </draw:frame>
        <draw:frame draw:style-name="TransBox" svg:width="15.7350cm" svg:height="13.5500cm" svg:x="1.0000cm" svg:y="4.0000cm">
          <draw:text-box>
            <text:p text:style-name="PBullet">• umask defines permissions that are removed from newly created files and</text:p>
            <text:p text:style-name="PBullet">• directories.</text:p>
            <text:p text:style-name="PBullet">• With umask 0022:</text:p>
            <text:p text:style-name="PBullet">• New files: 0666 - 0022 = 0644 (rw-r--r--)</text:p>
            <text:p text:style-name="PBullet">• New directories: 0777 - 0022 = 0755 (rwxr-xr-x)</text:p>
          </draw:text-box>
        </draw:frame>
        <draw:frame draw:style-name="CodeBox" svg:width="15.7350cm" svg:height="13.5500cm" svg:x="17.1350cm" svg:y="4.0000cm">
          <draw:text-box>
            <text:p text:style-name="PCode">umask          # show current umask (default: 0022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pecial permission bits</text:p>
          </draw:text-box>
        </draw:frame>
        <draw:frame draw:style-name="TransBox" svg:width="15.7350cm" svg:height="13.5500cm" svg:x="1.0000cm" svg:y="4.0000cm">
          <draw:text-box>
            <text:p text:style-name="PBullet">• Bit: On file</text:p>
            <text:p text:style-name="PBullet">• SUID (4xxx): Run as file owner</text:p>
            <text:p text:style-name="PBullet">• SGID (2xxx): Run as file group</text:p>
            <text:p text:style-name="PBullet">• Sticky (1xxx): N/A</text:p>
          </draw:text-box>
        </draw:frame>
        <draw:frame draw:style-name="CodeBox" svg:width="15.7350cm" svg:height="13.5500cm" svg:x="17.1350cm" svg:y="4.0000cm">
          <draw:text-box>
            <text:p text:style-name="PCode"># SGID on a shared directory (new files inherit group)
chmod g+s /srv/shared/
# or
chmod 2775 /srv/shared/

# Sticky bit (e.g., /tmp)
ls -ld /tmp
# drwxrwxrwt — the 't' is the sticky bi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Users, Groups, and Permissions</text:p>
          </draw:text-box>
        </draw:frame>
        <draw:frame draw:style-name="TransBox" svg:width="31.8700cm" svg:height="13.5500cm" svg:x="1.0000cm" svg:y="4.0000cm">
          <draw:text-box>
            <text:p text:style-name="PBullet">✓  The permission model: Every file and directory has three permission sets:</text:p>
            <text:p text:style-name="PBullet">✓  Viewing permissions — ls -l: Example output:</text:p>
            <text:p text:style-name="PBullet">✓  Changing permissions — chmod</text:p>
            <text:p text:style-name="PBullet">✓  Changing ownership — chown</text:p>
            <text:p text:style-name="PBullet">✓  Changing group — chgrp</text:p>
            <text:p text:style-name="PBullet">✓  Managing groups: 💡 The -aG flag</text:p>
            <text:p text:style-name="PBullet">✓  umask — default permissions: umask defines permissions that are removed from newly created files an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